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11c2009" style:font-weight-asian="bold" style:font-weight-complex="bold"/>
    </style:style>
    <style:style style:name="P2" style:family="paragraph" style:parent-style-name="Text_20_body">
      <style:text-properties fo:font-weight="bold" officeooo:rsid="0225a64d" officeooo:paragraph-rsid="0225a64d" style:font-weight-asian="bold" style:font-weight-complex="bold"/>
    </style:style>
    <style:style style:name="P3" style:family="paragraph" style:parent-style-name="Text_20_body">
      <style:text-properties officeooo:paragraph-rsid="02039fb3"/>
    </style:style>
    <style:style style:name="P4" style:family="paragraph" style:parent-style-name="Text_20_body">
      <style:text-properties officeooo:paragraph-rsid="0225a64d"/>
    </style:style>
    <style:style style:name="P5" style:family="paragraph" style:parent-style-name="Text_20_body">
      <style:text-properties officeooo:paragraph-rsid="0231846b"/>
    </style:style>
    <style:style style:name="P6" style:family="paragraph" style:parent-style-name="Text_20_body">
      <style:text-properties officeooo:paragraph-rsid="0234c2dd"/>
    </style:style>
    <style:style style:name="P7" style:family="paragraph" style:parent-style-name="Text_20_body">
      <style:text-properties fo:font-weight="bold" officeooo:rsid="023171de" officeooo:paragraph-rsid="023171de" style:font-weight-asian="bold" style:font-weight-complex="bold"/>
    </style:style>
    <style:style style:name="P8" style:family="paragraph" style:parent-style-name="Text_20_body">
      <style:text-properties officeooo:paragraph-rsid="0228112a"/>
    </style:style>
    <style:style style:name="P9" style:family="paragraph" style:parent-style-name="Text_20_body">
      <style:text-properties officeooo:paragraph-rsid="02388c54"/>
    </style:style>
    <style:style style:name="P10" style:family="paragraph" style:parent-style-name="Text_20_body">
      <style:text-properties officeooo:paragraph-rsid="023c4fd4"/>
    </style:style>
    <style:style style:name="P11" style:family="paragraph" style:parent-style-name="Text_20_body">
      <style:text-properties officeooo:paragraph-rsid="023e79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951" style:font-weight-asian="bold" style:font-weight-complex="bold"/>
    </style:style>
    <style:style style:name="T3" style:family="text">
      <style:text-properties fo:font-weight="bold" officeooo:rsid="0147670a" style:font-weight-asian="bold" style:font-weight-complex="bold"/>
    </style:style>
    <style:style style:name="T4" style:family="text">
      <style:text-properties fo:font-weight="bold" officeooo:rsid="021521a3" style:font-weight-asian="bold" style:font-weight-complex="bold"/>
    </style:style>
    <style:style style:name="T5" style:family="text">
      <style:text-properties fo:font-weight="bold" officeooo:rsid="0215dff0" style:font-weight-asian="bold" style:font-weight-complex="bold"/>
    </style:style>
    <style:style style:name="T6" style:family="text">
      <style:text-properties fo:font-weight="bold" officeooo:rsid="0225a64d" style:font-weight-asian="bold" style:font-weight-complex="bold"/>
    </style:style>
    <style:style style:name="T7" style:family="text">
      <style:text-properties fo:font-weight="bold" officeooo:rsid="02266356" style:font-weight-asian="bold" style:font-weight-complex="bold"/>
    </style:style>
    <style:style style:name="T8" style:family="text">
      <style:text-properties fo:font-weight="bold" officeooo:rsid="0228abd6" style:font-weight-asian="bold" style:font-weight-complex="bold"/>
    </style:style>
    <style:style style:name="T9" style:family="text">
      <style:text-properties fo:font-weight="bold" officeooo:rsid="022b58ca" style:font-weight-asian="bold" style:font-weight-complex="bold"/>
    </style:style>
    <style:style style:name="T10" style:family="text">
      <style:text-properties fo:font-weight="bold" officeooo:rsid="022fd8d1" style:font-weight-asian="bold" style:font-weight-complex="bold"/>
    </style:style>
    <style:style style:name="T11" style:family="text">
      <style:text-properties fo:font-weight="bold" officeooo:rsid="0230d6da" style:font-weight-asian="bold" style:font-weight-complex="bold"/>
    </style:style>
    <style:style style:name="T12" style:family="text">
      <style:text-properties fo:font-weight="bold" officeooo:rsid="0234c2dd" style:font-weight-asian="bold" style:font-weight-complex="bold"/>
    </style:style>
    <style:style style:name="T13" style:family="text">
      <style:text-properties fo:font-weight="bold" officeooo:rsid="0236d17e" style:font-weight-asian="bold" style:font-weight-complex="bold"/>
    </style:style>
    <style:style style:name="T14" style:family="text">
      <style:text-properties fo:font-weight="bold" officeooo:rsid="022481b4" style:font-weight-asian="bold" style:font-weight-complex="bold"/>
    </style:style>
    <style:style style:name="T15" style:family="text">
      <style:text-properties fo:font-weight="bold" officeooo:rsid="023fef62" style:font-weight-asian="bold" style:font-weight-complex="bold"/>
    </style:style>
    <style:style style:name="T16" style:family="text">
      <style:text-properties fo:font-weight="bold" officeooo:rsid="0234c2dd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215c429" style:font-weight-asian="normal" style:font-weight-complex="normal"/>
    </style:style>
    <style:style style:name="T19" style:family="text">
      <style:text-properties fo:font-weight="normal" officeooo:rsid="022481b4" style:font-weight-asian="normal" style:font-weight-complex="normal"/>
    </style:style>
    <style:style style:name="T20" style:family="text">
      <style:text-properties fo:font-weight="normal" officeooo:rsid="022b58ca" style:font-weight-asian="normal" style:font-weight-complex="normal"/>
    </style:style>
    <style:style style:name="T21" style:family="text">
      <style:text-properties fo:font-weight="normal" officeooo:rsid="022d0e3a" style:font-weight-asian="normal" style:font-weight-complex="normal"/>
    </style:style>
    <style:style style:name="T22" style:family="text">
      <style:text-properties fo:font-weight="normal" officeooo:rsid="02266356" style:font-weight-asian="normal" style:font-weight-complex="normal"/>
    </style:style>
    <style:style style:name="T23" style:family="text">
      <style:text-properties fo:font-weight="normal" officeooo:rsid="0230d6da" style:font-weight-asian="normal" style:font-weight-complex="normal"/>
    </style:style>
    <style:style style:name="T24" style:family="text">
      <style:text-properties fo:font-weight="normal" officeooo:rsid="023171de" style:font-weight-asian="normal" style:font-weight-complex="normal"/>
    </style:style>
    <style:style style:name="T25" style:family="text">
      <style:text-properties fo:font-weight="normal" officeooo:rsid="0231846b" style:font-weight-asian="normal" style:font-weight-complex="normal"/>
    </style:style>
    <style:style style:name="T26" style:family="text">
      <style:text-properties fo:font-weight="normal" officeooo:rsid="0234c2dd" style:font-weight-asian="normal" style:font-weight-complex="normal"/>
    </style:style>
    <style:style style:name="T27" style:family="text">
      <style:text-properties fo:font-weight="normal" officeooo:rsid="02369d57" style:font-weight-asian="normal" style:font-weight-complex="normal"/>
    </style:style>
    <style:style style:name="T28" style:family="text">
      <style:text-properties fo:font-weight="normal" officeooo:rsid="0236d17e" style:font-weight-asian="normal" style:font-weight-complex="normal"/>
    </style:style>
    <style:style style:name="T29" style:family="text">
      <style:text-properties fo:font-weight="normal" officeooo:rsid="023c4fd4" style:font-weight-asian="normal" style:font-weight-complex="normal"/>
    </style:style>
    <style:style style:name="T30" style:family="text">
      <style:text-properties fo:font-weight="normal" officeooo:rsid="023f443f" style:font-weight-asian="normal" style:font-weight-complex="normal"/>
    </style:style>
    <style:style style:name="T31" style:family="text">
      <style:text-properties officeooo:rsid="00e51007"/>
    </style:style>
    <style:style style:name="T32" style:family="text">
      <style:text-properties officeooo:rsid="022481b4"/>
    </style:style>
    <style:style style:name="T33" style:family="text">
      <style:text-properties officeooo:rsid="022fd8d1"/>
    </style:style>
    <style:style style:name="T34" style:family="text">
      <style:text-properties officeooo:rsid="023092b3"/>
    </style:style>
    <style:style style:name="T35" style:family="text">
      <style:text-properties style:text-line-through-style="solid" style:text-line-through-type="single" fo:font-weight="normal" officeooo:rsid="0234c2dd" style:font-weight-asian="normal" style:font-weight-complex="normal"/>
    </style:style>
    <style:style style:name="T36" style:family="text">
      <style:text-properties officeooo:rsid="02369d57"/>
    </style:style>
    <style:style style:name="T37" style:family="text">
      <style:text-properties officeooo:rsid="0236d1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B IT Stuff recording <text:span text:style-name="T34">4 April</text:span> 201<text:span text:style-name="T33">8</text:span> transmission <text:span text:style-name="T34">5/6 April 2018</text:span></text:p>
      <text:p text:style-name="P3"><text:span text:style-name="T2">[0]</text:span><text:span text:style-name="T31"> Hallo lifeforms welcome to IT Stuff, car crash radio about the car crash of technology. Yep we've literally got a car crash coming up, along with stuff about Facebook and bitcoin and Youtube, World of Stuff and local events. Living the future with us today copresenters Kriss, Shi and Edafe.</text:span></text:p>
      <text:p text:style-name="P8"><text:span text:style-name="T5">[</text:span><text:span text:style-name="T8">2</text:span><text:span text:style-name="T7"> Min]</text:span><text:span text:style-name="T22"> </text:span><text:span text:style-name="T23">So. Artificial intelligence. Self driving cars. What could possibly go wrong? </text:span><text:span text:style-name="T24">Just a couple of weeks ago in Arizona in the States an experimental self-driving car hit and killed someone. Uber. </text:span><text:span text:style-name="T25">'Safety driver' looked inattentive.</text:span><text:span text:style-name="T24"> Another Tesla driver got killed too. </text:span><text:span text:style-name="T27">Alexa crazy laughing, </text:span><text:span text:style-name="T28">hookup with Lancashire police “to broadcast crime updates, photos of wanted and missing people, and safety notifications to Amazon Echo owners” &amp; soon to report crimes</text:span></text:p>
      <text:p text:style-name="P7">[<text:span text:style-name="T37">6</text:span> Min] <text:span text:style-name="T17">This month's other wreck is Facebook, we've been telling you for years they're bad and we don't do Facebook, maybe now you're listening. <text:s/></text:span><text:span text:style-name="T30">Call history, deleted videos. Musk deleted his. GDPR.</text:span><text:span text:style-name="T26">[ZUCKS GREATEST HITS]</text:span><text:span text:style-name="T17"> It's not just Facebook, Grindr is in bother (what's Grindr) they have been sharing some very personal data, non-encrypted too, their justification was basically everybody else does the same</text:span></text:p>
      <text:p text:style-name="P11"><text:span text:style-name="T13">[10 Min]</text:span><text:span text:style-name="T28"> Coming soon - Porn age verification </text:span><text:span text:style-name="T17">It can fine you, it can block you ... but it can only suggest you protect data </text:span><text:span text:style-name="T28">- </text:span><text:span text:style-name="T29">Social Sentinel </text:span><text:span text:style-name="T30">suicide terms,</text:span><text:span text:style-name="T29"> 'protest,' 'Black Lives Matter' or 'Muslim Lives Matter'</text:span></text:p>
      <text:p text:style-name="P6"><text:span text:style-name="T12">[</text:span><text:span text:style-name="T13">1</text:span><text:span text:style-name="T15">2</text:span><text:span text:style-name="T13"> </text:span><text:span text:style-name="T12">Min]</text:span><text:span text:style-name="T26"> </text:span><text:span text:style-name="T27">[NEW JINGLE!] Bitcoin Quickie - Crypto Heater </text:span><text:span text:style-name="T28">Quarnot QC-1 2900€ </text:span><text:span text:style-name="T29">650W</text:span></text:p>
      <text:p text:style-name="P9"><text:span text:style-name="T7">[1</text:span><text:span text:style-name="T9">4</text:span><text:span text:style-name="T7"> Min]</text:span><text:span text:style-name="T22"> </text:span><text:span text:style-name="T20">You're listening to IT Stuff </text:span><text:span text:style-name="T21">here </text:span><text:span text:style-name="T20">on BCB Radio, we're on 106.6fm, listen live on radioplayer, listen again </text:span><text:span text:style-name="T23">all that why bother even mentioning it? the show's half finished, here's...</text:span></text:p>
      <text:p text:style-name="P9"><text:span text:style-name="T3">[</text:span><text:span text:style-name="T4">1</text:span><text:span text:style-name="T10">5</text:span><text:span text:style-name="T4"> Min] </text:span><text:span text:style-name="T19">WORLD OF STUFF <text:line-break/></text:span><text:span text:style-name="T26">End of CHIP<text:line-break/></text:span><text:span text:style-name="T29">Apple New Chip</text:span><text:span text:style-name="T26"><text:line-break/>Magic Leap headsets on the way, demanding that developers keep test units in a locked safe</text:span><text:span text:style-name="T27"><text:line-break/>Oculus Rift outage, </text:span><text:span text:style-name="T30">cert expired,</text:span><text:span text:style-name="T27"> </text:span><text:span text:style-name="T30">$15 store credit, who owns Oculus? </text:span><text:span text:style-name="T26"><text:line-break/>Another day on the nets 1. </text:span><text:a xlink:type="simple" xlink:href="https://twitter.com/RealSexyCyborg" text:style-name="Internet_20_link" text:visited-style-name="Visited_20_Internet_20_Link"><text:span text:style-name="T35">@</text:span></text:a><text:a xlink:type="simple" xlink:href="https://twitter.com/RealSexyCyborg" text:style-name="Internet_20_link" text:visited-style-name="Visited_20_Internet_20_Link"><text:span text:style-name="T16">RealSexyCyborg</text:span></text:a><text:span text:style-name="T26"> asks </text:span><text:a xlink:type="simple" xlink:href="https://twitter.com/VICE" text:style-name="Internet_20_link" text:visited-style-name="Visited_20_Internet_20_Link"><text:span text:style-name="T35">@</text:span></text:a><text:a xlink:type="simple" xlink:href="https://twitter.com/VICE" text:style-name="Internet_20_link" text:visited-style-name="Visited_20_Internet_20_Link"><text:span text:style-name="T16">VICE</text:span></text:a><text:span text:style-name="T26"> not to report on her relationship status 2. </text:span><text:a xlink:type="simple" xlink:href="https://twitter.com/VICE" text:style-name="Internet_20_link" text:visited-style-name="Visited_20_Internet_20_Link"><text:span text:style-name="T35">@</text:span></text:a><text:a xlink:type="simple" xlink:href="https://twitter.com/VICE" text:style-name="Internet_20_link" text:visited-style-name="Visited_20_Internet_20_Link"><text:span text:style-name="T16">VICE</text:span></text:a><text:span text:style-name="T26"> does so anyway 3. </text:span><text:a xlink:type="simple" xlink:href="https://twitter.com/RealSexyCyborg" text:style-name="Internet_20_link" text:visited-style-name="Visited_20_Internet_20_Link"><text:span text:style-name="T35">@</text:span></text:a><text:a xlink:type="simple" xlink:href="https://twitter.com/RealSexyCyborg" text:style-name="Internet_20_link" text:visited-style-name="Visited_20_Internet_20_Link"><text:span text:style-name="T16">RealSexyCyborg</text:span></text:a><text:span text:style-name="T26"> asks to see article ahead of publishing 4. </text:span><text:a xlink:type="simple" xlink:href="https://twitter.com/VICE" text:style-name="Internet_20_link" text:visited-style-name="Visited_20_Internet_20_Link"><text:span text:style-name="T35">@</text:span></text:a><text:a xlink:type="simple" xlink:href="https://twitter.com/VICE" text:style-name="Internet_20_link" text:visited-style-name="Visited_20_Internet_20_Link"><text:span text:style-name="T16">VICE</text:span></text:a><text:span text:style-name="T26"> refuses 5. </text:span><text:a xlink:type="simple" xlink:href="https://twitter.com/RealSexyCyborg" text:style-name="Internet_20_link" text:visited-style-name="Visited_20_Internet_20_Link"><text:span text:style-name="T35">@</text:span></text:a><text:a xlink:type="simple" xlink:href="https://twitter.com/RealSexyCyborg" text:style-name="Internet_20_link" text:visited-style-name="Visited_20_Internet_20_Link"><text:span text:style-name="T16">RealSexyCyborg</text:span></text:a><text:span text:style-name="T26"> tells Twitter about this breach of contract 6. </text:span><text:a xlink:type="simple" xlink:href="https://twitter.com/VICE" text:style-name="Internet_20_link" text:visited-style-name="Visited_20_Internet_20_Link"><text:span text:style-name="T35">@</text:span></text:a><text:a xlink:type="simple" xlink:href="https://twitter.com/VICE" text:style-name="Internet_20_link" text:visited-style-name="Visited_20_Internet_20_Link"><text:span text:style-name="T16">VICE</text:span></text:a><text:span text:style-name="T26"> gets her Patreon shut down</text:span></text:p>
      <text:p text:style-name="P10"><text:span text:style-name="T14">[19</text:span><text:span text:style-name="T9"> Min] You Poop<text:line-break/></text:span><text:span text:style-name="T26">Revision Party<text:line-break/>Gun ban drives bloggers to Pornhub "We will not be seeking any monetisation from PornHub... we are merely looking for a safe harbour for our content and for our viewers,"<text:line-break/>Shooting at HQ - dead person peeved about Youtube stopping payments - </text:span><text:span text:style-name="T29">Radical Vegan</text:span></text:p>
      <text:p text:style-name="P5"><text:span text:style-name="T3">[</text:span><text:span text:style-name="T6">2</text:span><text:span text:style-name="T9">2</text:span><text:span text:style-name="T4"> Min] </text:span><text:span text:style-name="T11">Local</text:span><text:span text:style-name="T4"> Events<text:line-break/></text:span><text:span text:style-name="T24">April 10 Bradlug 7pm @ bcbradio </text:span><text:a xlink:type="simple" xlink:href="http://bradlug.co.uk/" text:style-name="Internet_20_link" text:visited-style-name="Visited_20_Internet_20_Link"><text:span text:style-name="T24">http://bradlug.co.uk/</text:span></text:a><text:span text:style-name="T24"><text:line-break/>April 11 </text:span><text:span text:style-name="T20">Badonkadonk http://meetup.com/badonkadonk </text:span><text:span text:style-name="T25">7pm Spoons<text:line-break/></text:span><text:span text:style-name="T18">April 28 Coder Dojo https://bradford-coderdojo.github.io </text:span><text:span text:style-name="T17">at 09:30 - 12:00<text:line-break/></text:span><text:span text:style-name="T25">May 31-June 2 Feral Vector Hebden Bridge http://feral-vector.com/ tickets on sale now <text:line-break/>Beware of scam Eventbrite, buzzwords + places + hundreds of dollars = spam eg. “Learn to Develop a Successful AI Startup Company Today” </text:span></text:p>
      <text:p text:style-name="P4"><text:span text:style-name="T3">[</text:span><text:span text:style-name="T4">2</text:span><text:span text:style-name="T9">5</text:span><text:span text:style-name="T4"> Min] Musicstuffs</text:span><text:bookmark text:name="eow-title"/><text:span text:style-name="T4"><text:line-break/></text:span><text:span text:style-name="T23">Upcoming album from Spray, courtesy of their Youtube channel here's a taster medley from their rehearsal studio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0:40:21.943372363</meta:creation-date>
    <dc:date>2018-04-04T15:01:11.993068810</dc:date>
    <meta:editing-duration>PT13H25M21S</meta:editing-duration>
    <meta:editing-cycles>103</meta:editing-cycles>
    <meta:generator>LibreOffice/6.0.2.1.0$Linux_X86_64 LibreOffice_project/00m0$Build-1</meta:generator>
    <meta:document-statistic meta:table-count="0" meta:image-count="0" meta:object-count="0" meta:page-count="1" meta:paragraph-count="11" meta:word-count="499" meta:character-count="3075" meta:non-whitespace-character-count="2581"/>
  </office:meta>
</office:document-meta>
</file>